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2466666666667cm" style:use-optimal-column-width="true"/>
    </style:style>
    <style:style style:name="co3" style:family="table-column">
      <style:table-column-properties fo:break-before="auto" style:column-width="3.958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tart (5x5 each)</text:p>
          </table:table-cell>
          <table:table-cell office:value-type="string" table:style-name="ce1">
            <text:p>Field (7x21 minus Start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tilizer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m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tro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5" table:formula="of:=SUM([.B2:.B11])" table:style-name="ce1">
            <text:p>25</text:p>
          </table:table-cell>
          <table:table-cell office:value-type="float" office:value="97" table:formula="of:=SUM([.C2:.C11])" table:style-name="ce1">
            <text:p>97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v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tart (5x5 each)</text:p>
          </table:table-cell>
          <table:table-cell office:value-type="string" table:style-name="ce1">
            <text:p>Field (7x20 minus Start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tilizer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m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tro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5" table:formula="of:=SUM([.B2:.B11])" table:style-name="ce1">
            <text:p>25</text:p>
          </table:table-cell>
          <table:table-cell office:value-type="float" office:value="90" table:formula="of:=SUM([.C2:.C11])" table:style-name="ce1">
            <text:p>9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table table:name="v1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tart (5x5 each)</text:p>
          </table:table-cell>
          <table:table-cell office:value-type="string" table:style-name="ce1">
            <text:p>Field (7x20 minus Starts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arth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rtilizer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ne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m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tro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5" table:formula="of:=SUM([.B2:.B11])" table:style-name="ce1">
            <text:p>25</text:p>
          </table:table-cell>
          <table:table-cell office:value-type="float" office:value="90" table:formula="of:=SUM([.C2:.C11])" table:style-name="ce1">
            <text:p>90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Alexander Scheurer</meta:initial-creator>
    <dc:creator>Alexander Scheurer</dc:creator>
    <meta:creation-date>2023-02-05T12:20:57Z</meta:creation-date>
    <dc:date>2023-02-05T12:34:11Z</dc:date>
  </office:meta>
</office:document-meta>
</file>